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>
        <style:tab-stops>
          <style:tab-stop style:position="5.0756in"/>
        </style:tab-stops>
      </style:paragraph-properties>
      <style:text-properties fo:font-size="14pt" officeooo:rsid="000e6b05" officeooo:paragraph-rsid="000e6b05" style:font-size-asian="12.25pt" style:font-size-complex="14pt"/>
    </style:style>
    <style:style style:name="P2" style:family="paragraph" style:parent-style-name="Standard">
      <style:paragraph-properties fo:text-align="center" style:justify-single-word="false">
        <style:tab-stops>
          <style:tab-stop style:position="5.0756in"/>
        </style:tab-stops>
      </style:paragraph-properties>
      <style:text-properties fo:font-size="14pt" officeooo:rsid="000e6b05" officeooo:paragraph-rsid="000e6b05" style:font-size-asian="12.25pt" style:font-size-complex="14pt"/>
    </style:style>
    <style:style style:name="P3" style:family="paragraph" style:parent-style-name="Standard">
      <style:paragraph-properties fo:text-align="center" style:justify-single-word="false">
        <style:tab-stops>
          <style:tab-stop style:position="5.0756in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0e6b05" officeooo:paragraph-rsid="000e6b05" style:font-size-asian="12.25pt" style:font-size-complex="14pt"/>
    </style:style>
    <style:style style:name="P4" style:family="paragraph" style:parent-style-name="Standard" style:list-style-name="L1">
      <style:paragraph-properties fo:text-align="justify" style:justify-single-word="false">
        <style:tab-stops>
          <style:tab-stop style:position="5.0756in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0fa4e1" officeooo:paragraph-rsid="000fa4e1" style:font-size-asian="12.25pt" style:font-size-complex="14pt"/>
    </style:style>
    <style:style style:name="P5" style:family="paragraph" style:parent-style-name="Standard" style:list-style-name="L1">
      <style:paragraph-properties fo:margin-top="0.0398in" fo:margin-bottom="0.0398in" loext:contextual-spacing="false" fo:text-align="justify" style:justify-single-word="false">
        <style:tab-stops>
          <style:tab-stop style:position="5.0756in"/>
        </style:tab-stops>
      </style:paragraph-properties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0fa4e1" officeooo:paragraph-rsid="00110661" style:font-size-asian="12.25pt" style:font-size-complex="14pt"/>
    </style:style>
    <style:style style:name="P6" style:family="paragraph" style:parent-style-name="Standard" style:list-style-name="L1">
      <style:paragraph-properties fo:margin-top="0.0398in" fo:margin-bottom="0.0398in" loext:contextual-spacing="false" fo:text-align="justify" style:justify-single-word="false">
        <style:tab-stops>
          <style:tab-stop style:position="5.0756in"/>
        </style:tab-stops>
      </style:paragraph-properties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0fa4e1" officeooo:paragraph-rsid="00119ded" style:font-size-asian="12.25pt" style:font-size-complex="14pt"/>
    </style:style>
    <style:style style:name="P7" style:family="paragraph" style:parent-style-name="Standard" style:list-style-name="L1">
      <style:paragraph-properties fo:margin-top="0.0398in" fo:margin-bottom="0.0398in" loext:contextual-spacing="false" fo:text-align="justify" style:justify-single-word="false">
        <style:tab-stops>
          <style:tab-stop style:position="5.0756in"/>
        </style:tab-stops>
      </style:paragraph-properties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110661" officeooo:paragraph-rsid="00110661" style:font-size-asian="12.25pt" style:font-size-complex="14pt"/>
    </style:style>
    <style:style style:name="P8" style:family="paragraph" style:parent-style-name="Standard" style:list-style-name="L1">
      <style:paragraph-properties fo:margin-top="0.0398in" fo:margin-bottom="0.0398in" loext:contextual-spacing="false" fo:text-align="justify" style:justify-single-word="false">
        <style:tab-stops>
          <style:tab-stop style:position="5.0756in"/>
        </style:tab-stops>
      </style:paragraph-properties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136a8f" officeooo:paragraph-rsid="00136a8f" style:font-size-asian="12.25pt" style:font-size-complex="14pt"/>
    </style:style>
    <style:style style:name="P9" style:family="paragraph" style:parent-style-name="Standard" style:list-style-name="L1">
      <style:paragraph-properties fo:margin-top="0.0398in" fo:margin-bottom="0.0398in" loext:contextual-spacing="false" fo:text-align="justify" style:justify-single-word="false">
        <style:tab-stops>
          <style:tab-stop style:position="5.0756in"/>
        </style:tab-stops>
      </style:paragraph-properties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136a8f" officeooo:paragraph-rsid="0013de80" style:font-size-asian="12.25pt" style:font-size-complex="14pt"/>
    </style:style>
    <style:style style:name="P10" style:family="paragraph" style:parent-style-name="Standard" style:list-style-name="L1">
      <style:paragraph-properties fo:margin-top="0.0398in" fo:margin-bottom="0.0398in" loext:contextual-spacing="false" fo:text-align="justify" style:justify-single-word="false">
        <style:tab-stops>
          <style:tab-stop style:position="5.0756in"/>
        </style:tab-stops>
      </style:paragraph-properties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13de80" officeooo:paragraph-rsid="0013de80" style:font-size-asian="12.25pt" style:font-size-complex="14pt"/>
    </style:style>
    <style:style style:name="T1" style:family="text">
      <style:text-properties officeooo:rsid="00110661"/>
    </style:style>
    <style:style style:name="T2" style:family="text">
      <style:text-properties officeooo:rsid="0013de80"/>
    </style:style>
    <style:style style:name="T3" style:family="text">
      <style:text-properties officeooo:rsid="0015c4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удент: Белоусов Евгений</text:p>
      <text:p text:style-name="P1">Группа: ИУ5-31</text:p>
      <text:p text:style-name="P2">АИС диспетчера железнодорожного вокзала</text:p>
      <text:p text:style-name="P2"/>
      <text:p text:style-name="P3">Спецификационный вариант функциональной модели предметной области</text:p>
      <text:list xml:id="list126392296075941119" text:style-name="L1">
        <text:list-item>
          <text:p text:style-name="P4">Ввод данных</text:p>
          <text:list>
            <text:list-item>
              <text:p text:style-name="P5">Ввод данных <text:span text:style-name="T1">по</text:span> пользователя<text:span text:style-name="T1">м</text:span></text:p>
            </text:list-item>
            <text:list-item>
              <text:p text:style-name="P5">Ввод данных <text:span text:style-name="T1">по </text:span>поезда<text:span text:style-name="T1">м</text:span></text:p>
            </text:list-item>
            <text:list-item>
              <text:p text:style-name="P5">Ввод данных <text:span text:style-name="T1">по</text:span> вагона<text:span text:style-name="T1">м</text:span></text:p>
            </text:list-item>
            <text:list-item>
              <text:p text:style-name="P5">Ввод данных <text:span text:style-name="T1">по</text:span> состава<text:span text:style-name="T1">м</text:span></text:p>
            </text:list-item>
            <text:list-item>
              <text:p text:style-name="P5">Ввод данных <text:span text:style-name="T1">по </text:span>сотрудника<text:span text:style-name="T1">м</text:span></text:p>
            </text:list-item>
            <text:list-item>
              <text:p text:style-name="P5">Ввод данных <text:span text:style-name="T1">по </text:span>машинист<text:span text:style-name="T1">а</text:span>м</text:p>
            </text:list-item>
            <text:list-item>
              <text:p text:style-name="P5">Ввод данных <text:span text:style-name="T1">по</text:span> проводник<text:span text:style-name="T1">а</text:span>м</text:p>
            </text:list-item>
            <text:list-item>
              <text:p text:style-name="P5">Ввод данных <text:span text:style-name="T1">по </text:span>сотрудник<text:span text:style-name="T1">а</text:span>м станции</text:p>
            </text:list-item>
            <text:list-item>
              <text:p text:style-name="P5">Ввод данных <text:span text:style-name="T1">по</text:span> станци<text:span text:style-name="T1">ям</text:span></text:p>
            </text:list-item>
            <text:list-item>
              <text:p text:style-name="P5">Ввод данных <text:span text:style-name="T1">по </text:span>остановк<text:span text:style-name="T1">ам</text:span> поезда</text:p>
            </text:list-item>
            <text:list-item>
              <text:p text:style-name="P5">Ввод данных <text:span text:style-name="T1">по</text:span> пут<text:span text:style-name="T1">ям</text:span> на которы<text:span text:style-name="T1">е</text:span> прибыва<text:span text:style-name="T1">ю</text:span>т поезд и <text:span text:style-name="T1">их</text:span> задержки</text:p>
            </text:list-item>
            <text:list-item>
              <text:p text:style-name="P5">Ввод данных <text:span text:style-name="T1">по</text:span> пассажир<text:span text:style-name="T1">ам</text:span></text:p>
            </text:list-item>
            <text:list-item>
              <text:p text:style-name="P5">Ввод данных <text:span text:style-name="T1">по</text:span> билета<text:span text:style-name="T1">м</text:span></text:p>
            </text:list-item>
          </text:list>
        </text:list-item>
        <text:list-item>
          <text:p text:style-name="P7">Редактирование данных</text:p>
          <text:list>
            <text:list-item>
              <text:p text:style-name="P6"><text:span text:style-name="T1">Редактирование данных</text:span> <text:span text:style-name="T1">по</text:span> пользователя<text:span text:style-name="T1">м</text:span></text:p>
            </text:list-item>
            <text:list-item>
              <text:p text:style-name="P6"><text:span text:style-name="T1">Редактирование данных</text:span> <text:span text:style-name="T1">по </text:span>поезда<text:span text:style-name="T1">м</text:span></text:p>
            </text:list-item>
            <text:list-item>
              <text:p text:style-name="P6"><text:span text:style-name="T1">Редактирование данных</text:span> <text:span text:style-name="T1">по</text:span> вагона<text:span text:style-name="T1">м</text:span></text:p>
            </text:list-item>
            <text:list-item>
              <text:p text:style-name="P6"><text:span text:style-name="T1">Редактирование данных</text:span> <text:span text:style-name="T1">по</text:span> состава<text:span text:style-name="T1">м</text:span></text:p>
            </text:list-item>
            <text:list-item>
              <text:p text:style-name="P6"><text:span text:style-name="T1">Редактирование данных</text:span> <text:span text:style-name="T1">по </text:span>сотрудника<text:span text:style-name="T1">м</text:span></text:p>
            </text:list-item>
            <text:list-item>
              <text:p text:style-name="P6"><text:span text:style-name="T1">Редактирование данных по </text:span>машинист<text:span text:style-name="T1">а</text:span>м</text:p>
            </text:list-item>
            <text:list-item>
              <text:p text:style-name="P6"><text:span text:style-name="T1">Редактирование данных</text:span> <text:span text:style-name="T1">по</text:span> проводник<text:span text:style-name="T1">а</text:span>м</text:p>
            </text:list-item>
            <text:list-item>
              <text:p text:style-name="P6"><text:span text:style-name="T1">Редактирование данных</text:span> <text:span text:style-name="T1">по </text:span>сотрудник<text:span text:style-name="T1">а</text:span>м станции</text:p>
            </text:list-item>
            <text:list-item>
              <text:p text:style-name="P6"><text:span text:style-name="T1">Редактирование данных</text:span> <text:span text:style-name="T1">по</text:span> станци<text:span text:style-name="T1">ям</text:span></text:p>
            </text:list-item>
            <text:list-item>
              <text:p text:style-name="P6"><text:span text:style-name="T1">Редактирование данных</text:span> <text:span text:style-name="T1">по </text:span>остановк<text:span text:style-name="T1">ам</text:span> поезда</text:p>
            </text:list-item>
            <text:list-item>
              <text:p text:style-name="P6"><text:span text:style-name="T1">Редактирование данных</text:span> <text:span text:style-name="T1">по</text:span> пут<text:span text:style-name="T1">ям</text:span> на которы<text:span text:style-name="T1">е</text:span> прибыва<text:span text:style-name="T1">ю</text:span>т поезд и <text:span text:style-name="T1">их</text:span> задержки</text:p>
            </text:list-item>
            <text:list-item>
              <text:p text:style-name="P6"><text:span text:style-name="T1">Редактирование данных</text:span> <text:span text:style-name="T1">по</text:span> пассажир<text:span text:style-name="T1">ам</text:span></text:p>
            </text:list-item>
            <text:list-item>
              <text:p text:style-name="P6"><text:span text:style-name="T1">Редактирование данных</text:span> <text:span text:style-name="T1">по</text:span> билета<text:span text:style-name="T1">м</text:span></text:p>
            </text:list-item>
          </text:list>
        </text:list-item>
        <text:list-item>
          <text:p text:style-name="P8">Запросы</text:p>
          <text:list>
            <text:list-item>
              <text:p text:style-name="P8"><text:soft-page-break/>Запрос о <text:span text:style-name="T3">пассажире</text:span></text:p>
            </text:list-item>
            <text:list-item>
              <text:p text:style-name="P8">Запрос о <text:span text:style-name="T3">сотруднике</text:span></text:p>
            </text:list-item>
          </text:list>
        </text:list-item>
        <text:list-item>
          <text:p text:style-name="P10">Отчеты</text:p>
          <text:list>
            <text:list-item>
              <text:p text:style-name="P9"><text:span text:style-name="T2">Отчет</text:span> об списке сотрудников</text:p>
            </text:list-item>
            <text:list-item>
              <text:p text:style-name="P9"><text:span text:style-name="T2">Отчет </text:span>об общих сведениях о зарплатах</text:p>
            </text:list-item>
            <text:list-item>
              <text:p text:style-name="P9"><text:span text:style-name="T2">Отчет</text:span> о <text:span text:style-name="T2">зарплатах</text:span> по квалификации</text:p>
            </text:list-item>
            <text:list-item>
              <text:p text:style-name="P9"><text:span text:style-name="T2">Отчет</text:span> о сотруднике</text:p>
            </text:list-item>
            <text:list-item>
              <text:p text:style-name="P9"><text:span text:style-name="T2">Отчет</text:span> о списке станций</text:p>
            </text:list-item>
            <text:list-item>
              <text:p text:style-name="P9"><text:span text:style-name="T2">Отчет</text:span> о списке пассажиров</text:p>
            </text:list-item>
            <text:list-item>
              <text:p text:style-name="P9"><text:span text:style-name="T2">Отчет</text:span> о свободных местах в вагоне</text:p>
            </text:list-item>
            <text:list-item>
              <text:p text:style-name="P10">Отчет о табло</text:p>
            </text:list-item>
            <text:list-item>
              <text:p text:style-name="P10">Отчет о суммарной стоимости проданных билетов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23:49:07.814354747</meta:creation-date>
    <dc:date>2018-12-12T01:18:20.500188166</dc:date>
    <meta:editing-duration>PT2H22M47S</meta:editing-duration>
    <meta:editing-cycles>4</meta:editing-cycles>
    <meta:generator>LibreOffice/5.1.6.2$Linux_X86_64 LibreOffice_project/10m0$Build-2</meta:generator>
    <meta:print-date>2018-12-11T23:34:54.435452493</meta:print-date>
    <meta:document-statistic meta:table-count="0" meta:image-count="0" meta:object-count="0" meta:page-count="2" meta:paragraph-count="45" meta:word-count="231" meta:character-count="1435" meta:non-whitespace-character-count="1290"/>
  </office:meta>
</office:document-meta>
</file>